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/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2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10"/>
        </table:table-row>
        <table:table-row table:style-name="ro2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9"/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 table:number-rows-repeated="44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float" office:value="0">
            <text:p>0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7">
            <text:p>0,7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2.95">
            <text:p>2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8">
            <text:p>4,8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8">
            <text:p>0,8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8">
            <text:p>0,8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6.05">
            <text:p>6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9">
            <text:p>5,9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10"/>
        </table:table-row>
        <table:table-row table:style-name="ro1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9"/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.6">
            <text:p>3,6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9"/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9"/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95">
            <text:p>5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7.09.2010</text:date>, <text:time>22:3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Sebastian Brandt</meta:initial-creator>
    <meta:creation-date>2008-06-28T18:27:06</meta:creation-date>
    <dc:creator>Kristoph Werner</dc:creator>
    <dc:date>2010-09-07T22:39:19.95</dc:date>
    <meta:editing-cycles>29</meta:editing-cycles>
    <meta:editing-duration>PT03H38M32S</meta:editing-duration>
    <meta:document-statistic meta:table-count="2" meta:cell-count="546" meta:object-count="0"/>
    <meta:user-defined meta:name="Info 1"/>
    <meta:user-defined meta:name="Info 2"/>
    <meta:user-defined meta:name="Info 3"/>
    <meta:user-defined meta:name="Info 4"/>
  </office:meta>
</office:document-meta>
</file>